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UNCIL (2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UNCIL (23:1-10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ssault (2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nger (2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apology (23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argument (23:6-10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-title-Title-Slide" presentation:presentation-page-layout-name="Master1-PPL1" draw:id="Slide-258">
        <draw:frame draw:id="id87" presentation:style-name="a465" draw:name="Title 1" svg:x="1.38in" svg:y="0.83in" svg:width="10.3in" svg:height="4.42in" presentation:class="title" presentation:placeholder="false">
          <draw:text-box>
            <text:p text:style-name="a464" text:class-names="" text:cond-style-name=""><text:span text:style-name="a462" text:class-names=""><text:s text:c="1"/>The argument (23:6-10):<text:s text:c="1"/></text:span><text:span text:style-name="a463" text:class-names=""/></text:p>
          </draw:text-box>
          <svg:title/>
          <svg:desc/>
        </draw:frame>
        <draw:frame draw:id="id88" presentation:style-name="a470" draw:name="Subtitle 2" svg:x="1.38in" svg:y="5.25in" svg:width="10.3in" svg:height="1.85in" presentation:class="subtitle" presentation:placeholder="false">
          <draw:text-box>
            <text:p text:style-name="a467" text:class-names="" text:cond-style-name=""><text:span text:style-name="a466" text:class-names=""><text:s text:c="1"/>The reason for this argument (23:6-8):<text:s text:c="1"/></text:span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The reason for this argument (23:6-8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Pharisees believe all three (23:6-7, 8b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Sadducees deny all three (23:8a)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argument (23:6-10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reason for this argument (23:6-8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esults of this argument (23:9-10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OUNCIL (23:1-10):<text:s text:c="1"/></text:span><text:span text:style-name="a503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assault (23:1-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anger (23: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apology (23:4-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argument (23:6-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ACTS 23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COUNCIL (23:1-1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COMFORT (23:1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COMFORT (23:11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Lord appears to Paul that night (23:11a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Lord speaks to Paul that night (23:11b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ACTS 23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COUNCIL (23:1-10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OMFORT (23:1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CONSPIRACY (23:12-24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CONSPIRACY (23:12-24)<text:s text:c="1"/></text:span><text:span text:style-name="a572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reprisal against Paul (23:12-1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lative of Paul (23:16-2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moval of Paul (23:23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ACTS 23<text:s text:c="1"/></text:span><text:span text:style-name="a590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COUNCIL (23:1-10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COMFORT (23:11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CONSPIRACY (23:12-2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COMMUNICATION (23:25-30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CONFINEMENT (23:31-3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3 </dc:title>
    <meta:initial-creator>David STRICKLAND</meta:initial-creator>
    <dc:creator>David STRICKLAND</dc:creator>
    <meta:creation-date>2020-02-22T19:26:07Z</meta:creation-date>
    <dc:date>2020-02-22T19:26:07Z</dc:date>
    <meta:template xlink:href="BibleStudy" xlink:type="simple"/>
    <meta:editing-cycles>1</meta:editing-cycles>
    <meta:editing-duration>PT0S</meta:editing-duration>
    <meta:document-statistic meta:paragraph-count="40" meta:word-count="245"/>
  </office:meta>
</office:document-meta>
</file>